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92d5d"/>
    </style:style>
    <style:style style:name="P3" style:family="paragraph" style:parent-style-name="Text_20_body" style:list-style-name="L2"/>
    <style:style style:name="P4" style:family="paragraph" style:parent-style-name="Text_20_body" style:list-style-name="L2">
      <style:text-properties officeooo:paragraph-rsid="00231608"/>
    </style:style>
    <style:style style:name="P5" style:family="paragraph" style:parent-style-name="Text_20_body" style:list-style-name="L2">
      <style:text-properties officeooo:rsid="0024bd29" officeooo:paragraph-rsid="0024bd29"/>
    </style:style>
    <style:style style:name="T1" style:family="text">
      <style:text-properties officeooo:rsid="00157ffe"/>
    </style:style>
    <style:style style:name="T2" style:family="text">
      <style:text-properties officeooo:rsid="001b2b63"/>
    </style:style>
    <style:style style:name="T3" style:family="text">
      <style:text-properties officeooo:rsid="001cdaef"/>
    </style:style>
    <style:style style:name="T4" style:family="text">
      <style:text-properties officeooo:rsid="001d2ea7"/>
    </style:style>
    <style:style style:name="T5" style:family="text">
      <style:text-properties officeooo:rsid="001f03ad"/>
    </style:style>
    <style:style style:name="T6" style:family="text">
      <style:text-properties officeooo:rsid="00207a5c"/>
    </style:style>
    <style:style style:name="T7" style:family="text">
      <style:text-properties officeooo:rsid="00224cd5"/>
    </style:style>
    <style:style style:name="T8" style:family="text">
      <style:text-properties officeooo:rsid="00231608"/>
    </style:style>
    <style:style style:name="T9" style:family="text">
      <style:text-properties officeooo:rsid="00253ae6"/>
    </style:style>
    <style:style style:name="T10" style:family="text">
      <style:text-properties officeooo:rsid="0028db61"/>
    </style:style>
    <style:style style:name="T11" style:family="text">
      <style:text-properties officeooo:rsid="002aba97"/>
    </style:style>
    <style:style style:name="T12" style:family="text">
      <style:text-properties officeooo:rsid="002b3bf8"/>
    </style:style>
    <style:style style:name="T13" style:family="text">
      <style:text-properties officeooo:rsid="002fd5fa"/>
    </style:style>
    <style:style style:name="T14" style:family="text">
      <style:text-properties officeooo:rsid="003150db"/>
    </style:style>
    <style:style style:name="T15" style:family="text">
      <style:text-properties officeooo:rsid="00331138"/>
    </style:style>
    <style:style style:name="T16" style:family="text">
      <style:text-properties officeooo:rsid="0034fe98"/>
    </style:style>
    <style:style style:name="T17" style:family="text">
      <style:text-properties officeooo:rsid="00380d3a"/>
    </style:style>
    <style:style style:name="T18" style:family="text">
      <style:text-properties officeooo:rsid="003865cc"/>
    </style:style>
    <style:style style:name="T19" style:family="text">
      <style:text-properties officeooo:rsid="0039c0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5:1-20</text:h>
      <text:h text:style-name="Heading_20_2" text:outline-level="2"><text:bookmark text:name="en-GNT-26681"/>The Teaching of the Ancestors <text:span text:style-name="T1">(1-9)</text:span></text:h>
      <text:list xml:id="list2656409044" text:style-name="L1">
        <text:list-item>
          <text:p text:style-name="P1">Then some Pharisees and teachers of the Law came from Jerusalem to Jesus and asked him, “Why is it that your disciples disobey the teaching handed down by our ancestors? They don't wash their hands in the proper way before they eat!” Jesus answered, “And why do you disobey God's command and follow your own teaching? For God said, ‘Respect your father and your mother,’ and ‘If you curse your father or your mother, you are to be put to death.’ But you teach that if people have something they could use to help their father or mother, but say, ‘This belongs to God,’ they do not need to honor their father. In this way you disregard God's command, in order to follow your own teaching. You hypocrites! How right Isaiah was when he prophesied about you! ‘These people, says God, honor me with their words, but their heart is really far away from me. It is no use for them to worship me, because they teach human rules as though they were my laws!’”</text:p>
        </text:list-item>
        <text:list-item>
          <text:p text:style-name="P2">This passage is just a snippet of a broad spectrum. The example given of washing hands in a certain way is just one example of many practices that are <text:span text:style-name="T2">performed but they don’t </text:span>necessar<text:span text:style-name="T2">ily</text:span> serve God in any way. <text:span text:style-name="T3">It’s not that we should abandon </text:span><text:span text:style-name="T6">such practices</text:span><text:span text:style-name="T3"> but we shouldn’t enforce them as a law that serves God.</text:span> <text:span text:style-name="T2">We may also have certain practices passed down to us that don’t serve </text:span><text:span text:style-name="T4">God, by honouring such practices thinking they serve God we deceive ourselves. </text:span><text:span text:style-name="T5">Using the given example, washing hands in a certain way doesn’t serve God, and when others don’t obey such practices they aren’t sinning. </text:span><text:span text:style-name="T6">The Pharisees were trying to enforce such practice</text:span><text:span text:style-name="T10">(</text:span><text:span text:style-name="T6">s</text:span><text:span text:style-name="T10">)</text:span><text:span text:style-name="T6"> as law which is wrong. In this current era we may </text:span><text:span text:style-name="T12">also </text:span><text:span text:style-name="T6">have </text:span><text:span text:style-name="T11">our inherent</text:span><text:span text:style-name="T6"> practices, we shouldn’t try to enforce them as law; rather we should teach how to truly serve God by honouring our father and mother as mentioned above and many other lessons taught in the bible. </text:span><text:span text:style-name="T7">We should worship and serve God with our hearts not just with our word, obedience to certain practices doesn’t worship or serve God.</text:span></text:p>
        </text:list-item>
      </text:list>
      <text:h text:style-name="Heading_20_2" text:outline-level="2"><text:bookmark text:name="en-GNT-26690"/>The Things That Make a Person Unclean <text:span text:style-name="T1">(10-20)</text:span></text:h>
      <text:list xml:id="list3564073201" text:style-name="L2">
        <text:list-item>
          <text:p text:style-name="P3">Then Jesus called the crowd to him and said to them, “Listen and understand! <text:bookmark text:name="en-GNT-26691"/>It is not what goes into your mouth that makes you ritually unclean; rather, what comes out of it makes you unclean.”<text:bookmark text:name="en-GNT-26692"/> Then the disciples came to him and said, “Do you know that the Pharisees had their feelings hurt by what you said?”<text:bookmark text:name="en-GNT-26693"/> “Every plant which my Father in heaven did not plant will be pulled up,” answered Jesus. <text:bookmark text:name="en-GNT-26694"/>“Don't worry about them! They are blind leaders of the blind; and when one blind man leads another, both fall into a ditch.”<text:bookmark text:name="en-GNT-26695"/> Peter spoke up, “Explain this saying to us.”<text:bookmark text:name="en-GNT-26696"/> Jesus said to them, “You are still no more intelligent than the others. <text:bookmark text:name="en-GNT-26697"/>Don't you understand? Anything that goes into your mouth goes into your stomach and then on out of your body. <text:bookmark text:name="en-GNT-26698"/>But the things that come out of the mouth come from the heart, and these are the things that make you ritually unclean. <text:bookmark text:name="en-GNT-26699"/>For from your heart come the evil ideas which lead you to kill, commit adultery, and do other immoral things; to rob, lie, and slander others. <text:bookmark text:name="en-GNT-26700"/>These are the things that make you unclean. But to eat without washing your hands as they say you should—this doesn't make you unclean.”</text:p>
        </text:list-item>
        <text:list-item>
          <text:p text:style-name="P4"><text:soft-page-break/><text:span text:style-name="T8">This passage was well elaborated, what we eat doesn’t defile us. We can eat anything we want and we shouldn’t judge those who eat what they want. As long as you don’t go against your faith, anything you eat is fine (Romans 14:23 – </text:span>But if they have doubts about what they eat, God condemns them when they eat it, because their action is not based on faith. And anything that is not based on faith is sin.<text:span text:style-name="T8">)</text:span></text:p>
        </text:list-item>
        <text:list-item>
          <text:p text:style-name="P5">What defiles us is what comes out of our mouths <text:span text:style-name="T13">as it </text:span><text:span text:style-name="T14">springs</text:span> from <text:span text:style-name="T15">our</text:span> heart<text:span text:style-name="T15">s</text:span>. <text:span text:style-name="T9">Whatever is in the heart (good or bad) will come out through the mouth. If our heart is bad, the mouth will pronounce i</text:span><text:span text:style-name="T16">t</text:span><text:span text:style-name="T9"> and </text:span><text:span text:style-name="T16">this will</text:span><text:span text:style-name="T9"> defile </text:span><text:span text:style-name="T16">us</text:span><text:span text:style-name="T9">. If our heart is good, the mouth will pronounce it and we’ll be undefiled people. It’s not only the mouth that pronounces what’</text:span><text:span text:style-name="T17">s</text:span><text:span text:style-name="T9"> in our heart but also our body parts through our actions. </text:span><text:span text:style-name="T18">We need to work on our hearts by asking God for a good heart, learning and practicing bible teachings, learning good from </text:span><text:span text:style-name="T19">others</text:span><text:span text:style-name="T18">, </text:span><text:span text:style-name="T19">choosing good mentors,</text:span><text:span text:style-name="T18"> avoiding watching bad things, acting in love, practicing the golden rule and many other ways we know.</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07:17:54.295372070</meta:creation-date>
    <dc:date>2021-12-17T08:15:15.352120230</dc:date>
    <meta:editing-duration>PT47M1S</meta:editing-duration>
    <meta:editing-cycles>24</meta:editing-cycles>
    <meta:generator>LibreOffice/6.4.7.2$Linux_X86_64 LibreOffice_project/40$Build-2</meta:generator>
    <meta:document-statistic meta:table-count="0" meta:image-count="0" meta:object-count="0" meta:page-count="2" meta:paragraph-count="8" meta:word-count="794" meta:character-count="4324" meta:non-whitespace-character-count="3543"/>
  </office:meta>
</office:document-meta>
</file>